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Text_20_body">
      <style:text-properties fo:font-variant="normal" fo:text-transform="none" fo:font-style="normal"/>
    </style:style>
    <style:style style:name="P4" style:family="paragraph" style:parent-style-name="Text_20_body">
      <style:paragraph-properties fo:line-height="137%" fo:text-align="end" style:justify-single-word="false"/>
      <style:text-properties style:font-name="inherit" fo:font-size="9pt" fo:font-weight="bold"/>
    </style:style>
    <style:style style:name="P5" style:family="paragraph" style:parent-style-name="Text_20_body">
      <style:paragraph-properties fo:text-align="start" style:justify-single-word="false"/>
      <style:text-properties style:font-name="inherit" fo:font-weight="normal"/>
    </style:style>
    <style:style style:name="P6" style:family="paragraph" style:parent-style-name="Text_20_body" style:list-style-name="L2">
      <style:paragraph-properties fo:text-align="start" style:justify-single-word="false"/>
      <style:text-properties style:font-name="inherit" fo:font-weight="normal"/>
    </style:style>
    <style:style style:name="P7" style:family="paragraph" style:parent-style-name="Text_20_body" style:list-style-name="L1">
      <style:paragraph-properties fo:margin-left="0cm" fo:margin-right="0cm" fo:margin-top="0cm" fo:margin-bottom="0cm" fo:line-height="137%" fo:text-indent="0cm" style:auto-text-indent="false" fo:padding="0cm" fo:border="none"/>
      <style:text-properties style:font-name="inherit" fo:font-weight="normal"/>
    </style:style>
    <style:style style:name="P8" style:family="paragraph" style:parent-style-name="Text_20_body" style:list-style-name="L1">
      <style:paragraph-properties fo:margin-left="0cm" fo:margin-right="0cm" fo:margin-top="0cm" fo:margin-bottom="0cm" fo:line-height="137%" fo:text-indent="0cm" style:auto-text-indent="false" fo:padding="0cm" fo:border="none"/>
    </style:style>
    <style:style style:name="T1" style:family="text">
      <style:text-properties style:font-name="inherit" fo:font-weight="normal"/>
    </style:style>
    <style:style style:name="fr1" style:family="graphic" style:parent-style-name="Frame">
      <style:graphic-properties fo:margin-left="0cm" fo:margin-right="0cm" fo:margin-top="0cm" fo:margin-bottom="0cm" style:wrap="run-through" style:number-wrapped-paragraphs="no-limit" style:vertical-pos="top" style:vertical-rel="char" style:horizontal-pos="from-left" style:horizontal-rel="page" fo:padding="0cm" fo:border="none"/>
    </style:style>
    <style:style style:name="fr2"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t </text:p>
      <text:p text:style-name="P1">site de mise en relation pour le basket comme Linkedin pour le basket</text:p>
      <text:p text:style-name="P1"/>
      <text:p text:style-name="P2">1 – Concevoir le MCD avec les base de données</text:p>
      <text:p text:style-name="P2"/>
      <text:p text:style-name="P5">parce que faut prendre un peu de recul et voir la complexité du truc. la avec un réseau social, par exemple, t'as (pour la base de données):</text:p>
      <text:p text:style-name="P5"/>
      <text:list xml:id="list7604210669640428244" text:style-name="L2">
        <text:list-item>
          <text:p text:style-name="P6">les utilisateurs</text:p>
        </text:list-item>
        <text:list-item>
          <text:p text:style-name="P6"><text:s/>les relations</text:p>
        </text:list-item>
        <text:list-item>
          <text:p text:style-name="P6"><text:s/>les messages</text:p>
        </text:list-item>
        <text:list-item>
          <text:p text:style-name="P6"><text:s/>le statut public/privé</text:p>
        </text:list-item>
        <text:list-item>
          <text:p text:style-name="P6">les commentaires</text:p>
        </text:list-item>
        <text:list-item>
          <text:p text:style-name="P6"><text:s/>les likes</text:p>
        </text:list-item>
        <text:list-item>
          <text:p text:style-name="P6"><text:s/>si tu veux rester dans un truc basique</text:p>
          <text:p text:style-name="P6"/>
        </text:list-item>
      </text:list>
      <text:section text:style-name="Sect1" text:name="message-content-986238610451861514">
        <text:list xml:id="list3189784283774944615" text:style-name="L1">
          <text:list-item>
            <text:p text:style-name="P7">sans aller hyper loin en mode paramètre du compte etc</text:p>
          </text:list-item>
        </text:list>
      </text:section>
      <text:section text:style-name="Sect1" text:name="message-content-986238842719830016">
        <text:list xml:id="list36275735" text:continue-numbering="true" text:style-name="L1">
          <text:list-item>
            <text:p text:style-name="P8"><text:span text:style-name="T1">en soit, la base de données et pas compliqué et j'pourrais t'aider à la faire si tu veux (si tu pars sur ça) et de toute façon, les projets ils attendent pas des idées de ouf, ils veulent surtout voir si tu maitrise les différentes techno, la logique/algorithmie que t'auras vu en cours</text:span><draw:frame draw:style-name="fr1" draw:name="Cadre1" text:anchor-type="char" svg:x="0cm" svg:width="1.482cm" draw:z-index="0"><draw:text-box fo:min-height="0.041cm"><text:p text:style-name="P4">14:00<draw:frame draw:style-name="fr2" draw:name="Cadre2" text:anchor-type="char" svg:width="0.041cm" draw:z-index="1"><draw:text-box fo:min-height="0.041cm"><text:p text:style-name="P3">[</text:p></draw:text-box></draw:frame><draw:frame draw:style-name="fr2" draw:name="Cadre3" text:anchor-type="char" svg:width="0.041cm" draw:z-index="2"><draw:text-box fo:min-height="0.041cm"><text:p text:style-name="P3">]</text:p></draw:text-box></draw:frame></text:p></draw:text-box></draw:frame><draw:frame draw:style-name="fr1" draw:name="Cadre4" text:anchor-type="char" svg:x="0cm" svg:width="1.482cm" draw:z-index="3"><draw:text-box fo:min-height="0.041cm"><text:p text:style-name="P4"><draw:frame draw:style-name="fr2" draw:name="Cadre5" text:anchor-type="char" svg:width="0.041cm" draw:z-index="4"><draw:text-box fo:min-height="0.041cm"><text:p text:style-name="P3">[</text:p></draw:text-box></draw:frame><draw:frame draw:style-name="fr2" draw:name="Cadre6" text:anchor-type="char" svg:width="0.041cm" draw:z-index="5"><draw:text-box fo:min-height="0.041cm"><text:p text:style-name="P3">]</text:p></draw:text-box></draw:frame></text:p></draw:text-box></draw:frame></text:p>
          </text:list-item>
        </text:list>
      </text:section>
      <text:p text:style-name="P2"/>
      <text:p text:style-name="P2"><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inherit" svg:font-family="inherit"/>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ndrew Matoute</meta:initial-creator>
    <meta:creation-date>2022-06-14T15:54:11.90</meta:creation-date>
    <meta:document-statistic meta:table-count="0" meta:image-count="0" meta:object-count="0" meta:page-count="1" meta:paragraph-count="19" meta:word-count="149" meta:character-count="752"/>
    <dc:date>2022-06-14T16:05:28.08</dc:date>
    <dc:creator>Andrew Matoute</dc:creator>
    <meta:editing-duration>PT11M18S</meta:editing-duration>
    <meta:editing-cycles>1</meta:editing-cycles>
    <meta:generator>OpenOffice/4.1.3$Win32 OpenOffice.org_project/413m1$Build-9783</meta:generator>
  </office:meta>
</office:document-meta>
</file>